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ff0000" style:text-line-through-style="none" style:text-line-through-type="none" style:font-name="Arial" fo:font-size="11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ff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officeooo:rsid="001735c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b581e3c3-7fff-9a8d-17c2-42e60212418d"/>Project Title</text:p>
      <text:p text:style-name="Text_20_body"/>
      <text:p text:style-name="P2">The title of the initial plan document should be “Initial Plan” followed by the title of your project. List yourself as author and also list your supervisor with their roles. Please also list the module number and module title you are taking and credits due for this module.</text:p>
      <text:p text:style-name="P2">----------------------------------------------------------------------------------------------------------------------------</text:p>
      <text:p text:style-name="P3">Author<text:span text:style-name="T1"> - </text:span>Joe Dinn</text:p>
      <text:p text:style-name="P3">Student number - 1724858</text:p>
      <text:p text:style-name="P3">Project supervisor - Dr Paul L Rosin</text:p>
      <text:p text:style-name="P3">Module number - CM3203</text:p>
      <text:p text:style-name="P3">Module name - One Semester Individual Project</text:p>
      <text:p text:style-name="P2">----------------------------------------------------------------------------------------------------------------------------</text:p>
      <text:p text:style-name="P1">Project Description</text:p>
      <text:p text:style-name="Text_20_body"/>
      <text:p text:style-name="P2">The first section of the document should be a brief description of your project outlining the problem you are trying to solve, its context, and overall aims. You can adapt the proposal used to select your project. Half a page to one page should be sufficient for this.</text:p>
      <text:p text:style-name="P2">----------------------------------------------------------------------------------------------------------------------------</text:p>
      <text:p text:style-name="P3">Despite the wide availability of computers, use of paper documents is still common. If a paper document contains sensitive data and is no longer needed, it is common practise to destroy it using a shredder. Reconstructing a shredded document is therefore a very relevant problem in areas such as forensics. It is possible for a human to reassemble a shredded document, but it is both time consuming and laborious. An automatic system is clearly desirable. </text:p>
      <text:p text:style-name="Text_20_body"/>
      <text:p text:style-name="P3">There are a few complicating factors involved with designing a general document reconstruction system:</text:p>
      <text:p text:style-name="Text_20_body"/>
      <text:list xml:id="list1788143281" text:style-name="L1">
        <text:list-item>
          <text:p text:style-name="P4">Shredding of documents be done in various ways e.g. tearing by hand, strip shredding and cross shredding, each with different shapes and consistency of fragments. If the fragments are inconsistently shaped, then a jigsaw-solving algorithm can be used, however this will not be effective if they are very regular. This means that a general approach to reconstruction needs to consider a variety of factors when determining a match.</text:p>
        </text:list-item>
      </text:list>
      <text:p text:style-name="Text_20_body"/>
      <text:list xml:id="list878722511" text:style-name="L2">
        <text:list-item>
          <text:p text:style-name="P5">The content of the documents may vary. For text documents optical character recognition might be a viable strategy however there is likely to be little variation in colour. On the other hand, with a document containing an image, variation in colour may be the easiest feature to match.</text:p>
        </text:list-item>
      </text:list>
      <text:p text:style-name="Text_20_body"/>
      <text:list xml:id="list3995652802" text:style-name="L3">
        <text:list-item>
          <text:p text:style-name="P6">A collection of fragments may be incomplete or may contain multiple documents.</text:p>
        </text:list-item>
      </text:list>
      <text:p text:style-name="Text_20_body"/>
      <text:list xml:id="list1614605665" text:style-name="L4">
        <text:list-item>
          <text:p text:style-name="P7"><text:soft-page-break/>There will likely be a large number of fragments. Trying every combination of fragments would take exponential time in the number of fragments so this is clearly impractical. A heuristic based approach is therefore necessary.</text:p>
        </text:list-item>
      </text:list>
      <text:p text:style-name="Text_20_body"/>
      <text:p text:style-name="P3">Because of these factors it will be necessary to experiment with implementing a number of different approaches, and evaluate them to identify the best design for the final program.</text:p>
      <text:p text:style-name="P2">----------------------------------------------------------------------------------------------------------------------------</text:p>
      <text:p text:style-name="Text_20_body"/>
      <text:p text:style-name="P1">Project Aims and Objectives</text:p>
      <text:p text:style-name="Text_20_body"/>
      <text:p text:style-name="P2">The second section of the document should be a list of more detailed aims and objectives for your project. These are statements of what you set out to achieve with your project. Try to be as specific as possible at this stage, but avoid getting into too many details that may change later. It's only the main results and components of your project you should list. A bullet point list with at most one level of sub-points is usually sufficient.</text:p>
      <text:p text:style-name="P2">----------------------------------------------------------------------------------------------------------------------------</text:p>
      <text:p text:style-name="P3">The main objectives of the project are as follows:</text:p>
      <text:p text:style-name="P3">Implement functionality to segment an image containing one or more fragments of a document to isolate the fragments.</text:p>
      <text:p text:style-name="P3">Implement a variety of techniques for reconstructing the original document</text:p>
      <text:p text:style-name="P3">Evaluate the techniques to determine the most effective</text:p>
      <text:p text:style-name="P3">Implement the final solution</text:p>
      <text:p text:style-name="P2">----------------------------------------------------------------------------------------------------------------------------</text:p>
      <text:p text:style-name="Text_20_body"/>
      <text:p text:style-name="P1">Work Plan</text:p>
      <text:p text:style-name="Text_20_body"/>
      <text:p text:style-name="P2">The last section of your initial plan should consist of a time plan stating what you are working on when. This should include clear milestones of what you expect to achieve by which date and also show how you intent to achieve these milestones.</text:p>
      <text:p text:style-name="Text_20_body"/>
      <text:p text:style-name="P2">Make sure you clearly describe what you intend to include in the deliverables required for your project type, i.e. state what you will produce for the interim and final report, as applicable for your project module. Link the deliverables to your time plan, such that you actually plan to deliver them when they are due.</text:p>
      <text:p text:style-name="Text_20_body"/>
      <text:p text:style-name="P2">Your time plan should further have at least two scheduled review meetings with your supervisor. You should typically see your supervisor once a week for a shorter time or once every two weeks for a longer time. The details of these arrangements are for you to agree with your supervisor. However, in your time plan you should mark out special meetings with your supervisor where you <text:soft-page-break/>are reviewing your progress since the last such meeting (or from the beginning) and adjust your plan for the project based on the outcome of this meeting. These review meetings are mandatory and are considered as part of the mark of the reports (see marking criteria there).</text:p>
      <text:p text:style-name="Text_20_body"/>
      <text:p text:style-name="P2">You are free to choose the work plan format that you think is best suited for your project and working style. This may be a Gantt chart, but sometimes it may also be sufficient to simply list in sequence what you are working on with a time-scale and milestones/deliverables. Usually a weekly scale for the work plan is a good choice. Take note of the deadlines for the deliverables as listed in your PATS project description when you develop the work plan and also consider any other commitments and busy times such as the exam periods.</text:p>
      <text:p text:style-name="Text_20_body"/>
      <text:p text:style-name="P2">----------------------------------------------------------------------------------------------------------------------------</text:p>
      <text:p text:style-name="P3">Week 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9:54:55.840000000</meta:creation-date>
    <dc:date>2020-01-29T23:28:03.421000000</dc:date>
    <meta:editing-duration>PT3H22M57S</meta:editing-duration>
    <meta:editing-cycles>1</meta:editing-cycles>
    <meta:document-statistic meta:table-count="0" meta:image-count="0" meta:object-count="0" meta:page-count="3" meta:paragraph-count="36" meta:word-count="863" meta:character-count="5911" meta:non-whitespace-character-count="5087"/>
    <meta:generator>LibreOffice/6.0.3.2$Windows_X86_64 LibreOffice_project/8f48d515416608e3a835360314dac7e47fd0b821</meta:generator>
  </office:meta>
</office:document-meta>
</file>